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7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Preformatted_20_Text">
      <style:text-properties style:font-name="Liberation Serif" fo:font-size="11pt" style:font-size-asian="11pt" style:font-size-complex="11pt"/>
    </style:style>
    <style:style style:name="P19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able_20_Contents">
      <style:text-properties fo:font-size="11pt" style:font-size-asian="11pt" style:font-size-complex="11pt"/>
    </style:style>
    <style:style style:name="P24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2">Objet :</text:p>
      <text:p text:style-name="P11"><text:tab/>Ordre du jour de la réunion avec le chef du projet YSECO / CuisinAvenir du 25/09/2013</text:p>
      <text:p text:style-name="P11"/>
      <text:p text:style-name="P11"/>
      <text:p text:style-name="P11"/>
      <text:p text:style-name="P13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Auteurs</text:p>
          </table:table-cell>
          <table:table-cell table:style-name="Tableau1.A1" office:value-type="string">
            <text:p text:style-name="P17">Approbateurs</text:p>
          </table:table-cell>
          <table:table-cell table:style-name="Tableau1.C1" office:value-type="string">
            <text:p text:style-name="P17">Validation</text:p>
          </table:table-cell>
        </table:table-row>
        <table:table-row>
          <table:table-cell table:style-name="Tableau1.A3" office:value-type="string">
            <text:p text:style-name="P14">Yahya BENTAHILA</text:p>
          </table:table-cell>
          <table:table-cell table:style-name="Tableau1.B3" office:value-type="string">
            <text:p text:style-name="P18">Éloi PERDEREAU </text:p>
            <text:p text:style-name="P18">Christophe GUIEU </text:p>
            <text:p text:style-name="P18">Oumar SISSOKO </text:p>
            <text:p text:style-name="P16">Sébastien DELECRAZ</text:p>
          </table:table-cell>
          <table:table-cell table:style-name="Tableau1.C3" office:value-type="string">
            <text:p text:style-name="P14"/>
          </table:table-cell>
        </table:table-row>
        <table:table-row>
          <table:table-cell table:style-name="Tableau1.A3" office:value-type="string">
            <text:p text:style-name="P15">Livré le : 23/09/2013</text:p>
          </table:table-cell>
          <table:table-cell table:style-name="Tableau1.B3" office:value-type="string">
            <text:p text:style-name="P15">Approuvé le :23/09/2013</text:p>
          </table:table-cell>
          <table:table-cell table:style-name="Tableau1.C3" office:value-type="string">
            <text:p text:style-name="P15">Validé :</text:p>
          </table:table-cell>
        </table:table-row>
      </table:table>
      <text:p text:style-name="P11"/>
      <text:p text:style-name="P11"><text:tab/></text:p>
      <text:p text:style-name="P11"/>
      <text:p text:style-name="P12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7">Diffusion</text:p>
          </table:table-cell>
          <table:covered-table-cell/>
        </table:table-row>
        <table:table-row>
          <table:table-cell table:style-name="Tableau2.A2" office:value-type="string">
            <text:p text:style-name="P5">À :</text:p>
          </table:table-cell>
          <table:table-cell table:style-name="Tableau2.B3" office:value-type="string">
            <text:p text:style-name="P4">Olivier MICHALON</text:p>
          </table:table-cell>
        </table:table-row>
        <table:table-row>
          <table:table-cell table:style-name="Tableau2.A2" office:value-type="string">
            <text:p text:style-name="P5">Copie à :</text:p>
          </table:table-cell>
          <table:table-cell table:style-name="Tableau2.B3" office:value-type="string">
            <text:p text:style-name="P18">Éloi PERDEREAU (YSECO)</text:p>
            <text:p text:style-name="P18">Christophe GUIEU (YSECO)</text:p>
            <text:p text:style-name="P18">Oumar SISSOKO (YSECO)</text:p>
            <text:p text:style-name="P16">Sébastien DELECRAZ (YSECO)</text:p>
          </table:table-cell>
        </table:table-row>
      </table:table>
      <text:p text:style-name="P11"/>
      <text:p text:style-name="P11"/>
      <text:p text:style-name="P11"/>
      <text:p text:style-name="P12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8">Nom du document</text:p>
          </table:table-cell>
        </table:table-row>
        <table:table-row>
          <table:table-cell table:style-name="Tableau3.A2" office:value-type="string">
            <text:p text:style-name="P4">Ordre du jour de la réunion avec le chef de projet <text:s/>YSECO / CuisinAvenir</text:p>
          </table:table-cell>
          <table:table-cell table:style-name="Tableau3.B2" office:value-type="string">
            <text:p text:style-name="P4">ODJ_25-09(interne).pdf</text:p>
          </table:table-cell>
        </table:table-row>
      </table:table>
      <text:p text:style-name="P11"/>
      <text:p text:style-name="P11"/>
      <text:p text:style-name="P11"/>
      <text:p text:style-name="P12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</text:p>
          </table:table-cell>
          <table:table-cell table:style-name="Tableau4.A1" office:value-type="string">
            <text:p text:style-name="P6">Date</text:p>
          </table:table-cell>
          <table:table-cell table:style-name="Tableau4.D1" office:value-type="string">
            <text:p text:style-name="P6">Historique des évolutions</text:p>
          </table:table-cell>
        </table:table-row>
        <table:table-row>
          <table:table-cell table:style-name="Tableau4.A4" office:value-type="string">
            <text:p text:style-name="P4">1.0</text:p>
          </table:table-cell>
          <table:table-cell table:style-name="Tableau4.B4" office:value-type="string">
            <text:p text:style-name="P4">Yahya BENTAHILA</text:p>
          </table:table-cell>
          <table:table-cell table:style-name="Tableau4.C4" office:value-type="string">
            <text:p text:style-name="P4">23/09/2013</text:p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  <table:table-row>
          <table:table-cell table:style-name="Tableau4.A4" office:value-type="string">
            <text:p text:style-name="P4"/>
          </table:table-cell>
          <table:table-cell table:style-name="Tableau4.B4" office:value-type="string">
            <text:p text:style-name="P4"/>
          </table:table-cell>
          <table:table-cell table:style-name="Tableau4.C4" office:value-type="string">
            <text:p text:style-name="P4"/>
          </table:table-cell>
          <table:table-cell table:style-name="Tableau4.D4" office:value-type="string">
            <text:p text:style-name="P4"/>
          </table:table-cell>
        </table:table-row>
      </table:table>
      <text:p text:style-name="P11"/>
      <text:h text:style-name="P24" text:outline-level="1">Approbation du compte rendu du 18/09</text:h>
      <text:h text:style-name="Heading_20_1" text:outline-level="1">Présentation et discussion de l'itération 1</text:h>
      <text:list xml:id="list8538183771" text:style-name="L1">
        <text:list-item>
          <text:p text:style-name="P20">Choix des cas d'utilisations</text:p>
        </text:list-item>
        <text:list-item>
          <text:p text:style-name="P20">Maquette</text:p>
        </text:list-item>
        <text:list-item>
          <text:p text:style-name="P20">Requêtes et remarques</text:p>
        </text:list-item>
      </text:list>
      <text:h text:style-name="Heading_20_1" text:outline-level="1">Travail réalisé</text:h>
      <text:list xml:id="list791333715" text:style-name="L2">
        <text:list-item>
          <text:p text:style-name="P21">Analyse des besoins</text:p>
        </text:list-item>
        <text:list-item>
          <text:p text:style-name="P21">Cas d'utilisation : Passer commande et suivre commande</text:p>
          <text:p text:style-name="P21">- <text:s/>Diagramme cas d'utilisations</text:p>
        </text:list-item>
      </text:list>
      <text:p text:style-name="Text_20_body"><text:tab/>- <text:s/>Modèle du domaine</text:p>
      <text:p text:style-name="Text_20_body"><text:tab/>- <text:s/>Maquette</text:p>
      <text:p text:style-name="Text_20_body"><text:tab/>- <text:s/>Diagramme de séquence système </text:p>
      <text:p text:style-name="Text_20_body"><text:tab/>- <text:s/>Diagramme de classes participantes</text:p>
      <text:p text:style-name="Text_20_body"><text:tab/>- <text:s/>Diagramme d'activités de navigation</text:p>
      <text:p text:style-name="Text_20_body"><text:tab/>- <text:s/>Diagramme d'interaction </text:p>
      <text:p text:style-name="Text_20_body"><text:tab/>- <text:s/>Diagramme de classes de conception</text:p>
      <text:h text:style-name="Heading_20_1" text:outline-level="1">Présentation et discussion de l'itération 2</text:h>
      <text:list xml:id="list979776817" text:style-name="L3">
        <text:list-item>
          <text:p text:style-name="P22">Répartition du travail.</text:p>
        </text:list-item>
        <text:list-item>
          <text:p text:style-name="P22">Faire les derniers cas d'utilisations : Gestion du stock – Gestion des commandes – Gestion du catalogue.</text:p>
        </text:list-item>
      </text:list>
      <text:h text:style-name="Heading_20_1" text:outline-level="1">Diver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969cm" style:rel-column-width="15299*"/>
    </style:style>
    <style:style style:name="Tableau5.B" style:family="table-column">
      <style:table-column-properties style:column-width="10.65cm" style:rel-column-width="41056*"/>
    </style:style>
    <style:style style:name="Tableau5.C" style:family="table-column">
      <style:table-column-properties style:column-width="2.381cm" style:rel-column-width="9180*"/>
    </style:style>
    <style:style style:name="Tableau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MP1"/>
              <text:p text:style-name="MP1">CuisinAvenir</text:p>
              <text:p text:style-name="MP1"/>
            </table:table-cell>
            <table:table-cell table:style-name="Tableau5.A1" office:value-type="string">
              <text:p text:style-name="Table_20_Heading">GL – Projet 1</text:p>
              <text:p text:style-name="MP2"/>
              <text:p text:style-name="Table_20_Heading">Ordre du jour réunion chef de projet 25/09/2013</text:p>
              <text:p text:style-name="MP2"/>
            </table:table-cell>
            <table:table-cell table:style-name="Tableau5.A1" office:value-type="string">
              <text:p text:style-name="MP3"/>
              <text:p text:style-name="MP3">YSECO</text:p>
            </table:table-cell>
          </table:table-row>
        </table:table>
        <text:p text:style-name="MP4"/>
      </style:header>
      <style:footer>
        <text:p text:style-name="MP5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09:30:35</meta:creation-date>
    <meta:editing-duration>PT33M51S</meta:editing-duration>
    <meta:editing-cycles>25</meta:editing-cycles>
    <meta:generator>LibreOffice/3.5$Linux_x86 LibreOffice_project/350m1$Build-2</meta:generator>
    <dc:title>cuisinavenir</dc:title>
    <meta:initial-creator>GUIEU Christophe</meta:initial-creator>
    <dc:date>2013-09-23T15:51:04</dc:date>
    <dc:creator>BENTAHILA Yahya</dc:creator>
    <meta:document-statistic meta:table-count="5" meta:image-count="0" meta:object-count="0" meta:page-count="2" meta:paragraph-count="62" meta:word-count="217" meta:character-count="1357" meta:non-whitespace-character-count="1186"/>
    <meta:template xlink:type="simple" xlink:actuate="onRequest" xlink:title="cuisinavenir" xlink:href="../../../../../../../../../../../.config/libreoffice/3/user/template/cuisinavenir1.ott" meta:date="2013-09-23T09:30:35"/>
  </office:meta>
</office:document-meta>
</file>